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3.136cm" svg:height="2.983cm" svg:x="0.253cm" svg:y="0.203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2" draw:text-style-name="P1" draw:layer="layout" svg:width="1.159cm" svg:height="1.118cm" svg:x="1.259cm" svg:y="1.118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3" draw:text-style-name="P1" draw:layer="layout" svg:x1="1.569cm" svg:y1="2.043cm" svg:x2="2.222cm" svg:y2="1.319cm">
          <text:p/>
        </draw:line>
        <draw:custom-shape draw:style-name="gr1" draw:text-style-name="P1" draw:layer="layout" svg:width="3.135cm" svg:height="2.983cm" svg:x="3.761cm" svg:y="0.246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3" draw:text-style-name="P1" draw:layer="layout" svg:x1="6.116cm" svg:y1="3.038cm" svg:x2="6.769cm" svg:y2="2.314cm">
          <text:p/>
        </draw:line>
        <draw:line draw:style-name="gr3" draw:text-style-name="P1" draw:layer="layout" svg:x1="5.079cm" svg:y1="3.038cm" svg:x2="5.732cm" svg:y2="2.314cm">
          <text:p/>
        </draw:line>
        <draw:line draw:style-name="gr3" draw:text-style-name="P1" draw:layer="layout" svg:x1="4.043cm" svg:y1="3.038cm" svg:x2="4.696cm" svg:y2="2.314cm">
          <text:p/>
        </draw:line>
        <draw:line draw:style-name="gr3" draw:text-style-name="P1" draw:layer="layout" svg:x1="6.114cm" svg:y1="2.085cm" svg:x2="6.767cm" svg:y2="1.361cm">
          <text:p/>
        </draw:line>
        <draw:line draw:style-name="gr3" draw:text-style-name="P1" draw:layer="layout" svg:x1="4.041cm" svg:y1="2.085cm" svg:x2="4.694cm" svg:y2="1.361cm">
          <text:p/>
        </draw:line>
        <draw:line draw:style-name="gr3" draw:text-style-name="P1" draw:layer="layout" svg:x1="6.113cm" svg:y1="1.133cm" svg:x2="6.766cm" svg:y2="0.409cm">
          <text:p/>
        </draw:line>
        <draw:line draw:style-name="gr3" draw:text-style-name="P1" draw:layer="layout" svg:x1="5.076cm" svg:y1="1.133cm" svg:x2="5.729cm" svg:y2="0.409cm">
          <text:p/>
        </draw:line>
        <draw:line draw:style-name="gr3" draw:text-style-name="P1" draw:layer="layout" svg:x1="4.039cm" svg:y1="1.133cm" svg:x2="4.692cm" svg:y2="0.409cm">
          <text:p/>
        </draw:line>
        <draw:custom-shape draw:style-name="gr1" draw:text-style-name="P1" draw:layer="layout" svg:width="3.136cm" svg:height="2.983cm" svg:x="7.24cm" svg:y="0.205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3" draw:text-style-name="P1" draw:layer="layout" svg:x1="9.595cm" svg:y1="2.997cm" svg:x2="10.248cm" svg:y2="2.273cm">
          <text:p/>
        </draw:line>
        <draw:line draw:style-name="gr3" draw:text-style-name="P1" draw:layer="layout" svg:x1="8.558cm" svg:y1="2.997cm" svg:x2="9.211cm" svg:y2="2.273cm">
          <text:p/>
        </draw:line>
        <draw:line draw:style-name="gr3" draw:text-style-name="P1" draw:layer="layout" svg:x1="7.521cm" svg:y1="2.997cm" svg:x2="8.174cm" svg:y2="2.273cm">
          <text:p/>
        </draw:line>
        <draw:line draw:style-name="gr3" draw:text-style-name="P1" draw:layer="layout" svg:x1="9.593cm" svg:y1="2.044cm" svg:x2="10.246cm" svg:y2="1.32cm">
          <text:p/>
        </draw:line>
        <draw:line draw:style-name="gr3" draw:text-style-name="P1" draw:layer="layout" svg:x1="8.556cm" svg:y1="2.044cm" svg:x2="9.209cm" svg:y2="1.32cm">
          <text:p/>
        </draw:line>
        <draw:line draw:style-name="gr3" draw:text-style-name="P1" draw:layer="layout" svg:x1="7.52cm" svg:y1="2.044cm" svg:x2="8.173cm" svg:y2="1.32cm">
          <text:p/>
        </draw:line>
        <draw:line draw:style-name="gr3" draw:text-style-name="P1" draw:layer="layout" svg:x1="9.591cm" svg:y1="1.092cm" svg:x2="10.244cm" svg:y2="0.368cm">
          <text:p/>
        </draw:line>
        <draw:line draw:style-name="gr3" draw:text-style-name="P1" draw:layer="layout" svg:x1="8.555cm" svg:y1="1.092cm" svg:x2="9.208cm" svg:y2="0.368cm">
          <text:p/>
        </draw:line>
        <draw:line draw:style-name="gr3" draw:text-style-name="P1" draw:layer="layout" svg:x1="7.518cm" svg:y1="1.092cm" svg:x2="8.171cm" svg:y2="0.368cm">
          <text:p/>
        </draw:line>
        <draw:custom-shape draw:style-name="gr1" draw:text-style-name="P1" draw:layer="layout" svg:width="3.136cm" svg:height="2.983cm" svg:x="10.731cm" svg:y="0.20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1.159cm" svg:height="1.118cm" svg:x="11.701cm" svg:y="1.15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11.513cm" svg:y1="0.396cm" svg:x2="10.86cm" svg:y2="1.12cm">
          <text:p/>
        </draw:line>
        <draw:line draw:style-name="gr3" draw:text-style-name="P1" draw:layer="layout" svg:x1="12.55cm" svg:y1="0.396cm" svg:x2="11.897cm" svg:y2="1.12cm">
          <text:p/>
        </draw:line>
        <draw:line draw:style-name="gr3" draw:text-style-name="P1" draw:layer="layout" svg:x1="13.586cm" svg:y1="0.396cm" svg:x2="12.933cm" svg:y2="1.12cm">
          <text:p/>
        </draw:line>
        <draw:line draw:style-name="gr3" draw:text-style-name="P1" draw:layer="layout" svg:x1="11.514cm" svg:y1="1.349cm" svg:x2="10.861cm" svg:y2="2.073cm">
          <text:p/>
        </draw:line>
        <draw:line draw:style-name="gr3" draw:text-style-name="P1" draw:layer="layout" svg:x1="11.897cm" svg:y1="2.073cm" svg:x2="12.55cm" svg:y2="1.349cm">
          <text:p/>
        </draw:line>
        <draw:line draw:style-name="gr3" draw:text-style-name="P1" draw:layer="layout" svg:x1="13.588cm" svg:y1="1.349cm" svg:x2="12.935cm" svg:y2="2.073cm">
          <text:p/>
        </draw:line>
        <draw:line draw:style-name="gr3" draw:text-style-name="P1" draw:layer="layout" svg:x1="11.516cm" svg:y1="2.301cm" svg:x2="10.863cm" svg:y2="3.025cm">
          <text:p/>
        </draw:line>
        <draw:line draw:style-name="gr3" draw:text-style-name="P1" draw:layer="layout" svg:x1="12.553cm" svg:y1="2.301cm" svg:x2="11.9cm" svg:y2="3.025cm">
          <text:p/>
        </draw:line>
        <draw:line draw:style-name="gr3" draw:text-style-name="P1" draw:layer="layout" svg:x1="13.589cm" svg:y1="2.301cm" svg:x2="12.936cm" svg:y2="3.025cm">
          <text:p/>
        </draw:line>
        <draw:custom-shape draw:style-name="gr1" draw:text-style-name="P1" draw:layer="layout" svg:width="3.136cm" svg:height="2.983cm" svg:x="14.227cm" svg:y="0.206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2" draw:text-style-name="P1" draw:layer="layout" svg:width="1.159cm" svg:height="1.117cm" svg:x="15.233cm" svg:y="1.121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3" draw:text-style-name="P1" draw:layer="layout" svg:x1="16.582cm" svg:y1="2.998cm" svg:x2="17.235cm" svg:y2="2.274cm">
          <text:p/>
        </draw:line>
        <draw:line draw:style-name="gr3" draw:text-style-name="P1" draw:layer="layout" svg:x1="15.545cm" svg:y1="2.998cm" svg:x2="16.198cm" svg:y2="2.274cm">
          <text:p/>
        </draw:line>
        <draw:line draw:style-name="gr3" draw:text-style-name="P1" draw:layer="layout" svg:x1="14.508cm" svg:y1="2.998cm" svg:x2="15.161cm" svg:y2="2.274cm">
          <text:p/>
        </draw:line>
        <draw:line draw:style-name="gr3" draw:text-style-name="P1" draw:layer="layout" svg:x1="16.58cm" svg:y1="2.046cm" svg:x2="17.233cm" svg:y2="1.322cm">
          <text:p/>
        </draw:line>
        <draw:line draw:style-name="gr3" draw:text-style-name="P1" draw:layer="layout" svg:x1="16.195cm" svg:y1="1.322cm" svg:x2="15.542cm" svg:y2="2.046cm">
          <text:p/>
        </draw:line>
        <draw:line draw:style-name="gr3" draw:text-style-name="P1" draw:layer="layout" svg:x1="14.507cm" svg:y1="2.046cm" svg:x2="15.16cm" svg:y2="1.322cm">
          <text:p/>
        </draw:line>
        <draw:line draw:style-name="gr3" draw:text-style-name="P1" draw:layer="layout" svg:x1="16.578cm" svg:y1="1.093cm" svg:x2="17.231cm" svg:y2="0.369cm">
          <text:p/>
        </draw:line>
        <draw:line draw:style-name="gr3" draw:text-style-name="P1" draw:layer="layout" svg:x1="15.542cm" svg:y1="1.093cm" svg:x2="16.195cm" svg:y2="0.369cm">
          <text:p/>
        </draw:line>
        <draw:line draw:style-name="gr3" draw:text-style-name="P1" draw:layer="layout" svg:x1="14.505cm" svg:y1="1.093cm" svg:x2="15.158cm" svg:y2="0.369cm">
          <text:p/>
        </draw:line>
        <draw:custom-shape draw:style-name="gr1" draw:text-style-name="P1" draw:layer="layout" svg:width="3.136cm" svg:height="2.983cm" svg:x="17.72cm" svg:y="0.20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18.502cm" svg:y1="0.399cm" svg:x2="17.849cm" svg:y2="1.123cm">
          <text:p/>
        </draw:line>
        <draw:line draw:style-name="gr3" draw:text-style-name="P1" draw:layer="layout" svg:x1="19.538cm" svg:y1="0.399cm" svg:x2="18.885cm" svg:y2="1.123cm">
          <text:p/>
        </draw:line>
        <draw:line draw:style-name="gr3" draw:text-style-name="P1" draw:layer="layout" svg:x1="20.575cm" svg:y1="0.399cm" svg:x2="19.922cm" svg:y2="1.123cm">
          <text:p/>
        </draw:line>
        <draw:line draw:style-name="gr3" draw:text-style-name="P1" draw:layer="layout" svg:x1="18.503cm" svg:y1="1.352cm" svg:x2="17.85cm" svg:y2="2.076cm">
          <text:p/>
        </draw:line>
        <draw:line draw:style-name="gr3" draw:text-style-name="P1" draw:layer="layout" svg:x1="19.54cm" svg:y1="1.352cm" svg:x2="18.887cm" svg:y2="2.076cm">
          <text:p/>
        </draw:line>
        <draw:line draw:style-name="gr3" draw:text-style-name="P1" draw:layer="layout" svg:x1="20.577cm" svg:y1="1.352cm" svg:x2="19.924cm" svg:y2="2.076cm">
          <text:p/>
        </draw:line>
        <draw:line draw:style-name="gr3" draw:text-style-name="P1" draw:layer="layout" svg:x1="18.505cm" svg:y1="2.304cm" svg:x2="17.852cm" svg:y2="3.028cm">
          <text:p/>
        </draw:line>
        <draw:line draw:style-name="gr3" draw:text-style-name="P1" draw:layer="layout" svg:x1="19.541cm" svg:y1="2.304cm" svg:x2="18.888cm" svg:y2="3.028cm">
          <text:p/>
        </draw:line>
        <draw:line draw:style-name="gr3" draw:text-style-name="P1" draw:layer="layout" svg:x1="20.578cm" svg:y1="2.304cm" svg:x2="19.925cm" svg:y2="3.028cm">
          <text:p/>
        </draw:line>
        <draw:custom-shape draw:style-name="gr1" draw:text-style-name="P1" draw:layer="layout" svg:width="3.135cm" svg:height="2.983cm" svg:x="21.215cm" svg:y="0.209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2" draw:text-style-name="P1" draw:layer="layout" svg:width="1.159cm" svg:height="1.118cm" svg:x="22.539cm" svg:y="0.807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3" draw:text-style-name="P1" draw:layer="layout" svg:x1="22.85cm" svg:y1="1.731cm" svg:x2="23.503cm" svg:y2="1.007cm">
          <text:p/>
        </draw:line>
        <draw:custom-shape draw:style-name="gr1" draw:text-style-name="P1" draw:layer="layout" svg:width="3.136cm" svg:height="2.983cm" svg:x="24.71cm" svg:y="0.211cm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3" draw:text-style-name="P1" draw:layer="layout" svg:x1="27.223cm" svg:y1="2.844cm" svg:x2="27.876cm" svg:y2="2.12cm">
          <text:p/>
        </draw:line>
        <draw:line draw:style-name="gr3" draw:text-style-name="P1" draw:layer="layout" svg:x1="26.187cm" svg:y1="2.844cm" svg:x2="26.84cm" svg:y2="2.12cm">
          <text:p/>
        </draw:line>
        <draw:line draw:style-name="gr3" draw:text-style-name="P1" draw:layer="layout" svg:x1="25.15cm" svg:y1="2.844cm" svg:x2="25.803cm" svg:y2="2.12cm">
          <text:p/>
        </draw:line>
        <draw:line draw:style-name="gr3" draw:text-style-name="P1" draw:layer="layout" svg:x1="27.222cm" svg:y1="1.892cm" svg:x2="27.875cm" svg:y2="1.168cm">
          <text:p/>
        </draw:line>
        <draw:line draw:style-name="gr3" draw:text-style-name="P1" draw:layer="layout" svg:x1="26.185cm" svg:y1="1.892cm" svg:x2="26.838cm" svg:y2="1.168cm">
          <text:p/>
        </draw:line>
        <draw:line draw:style-name="gr3" draw:text-style-name="P1" draw:layer="layout" svg:x1="25.148cm" svg:y1="1.892cm" svg:x2="25.801cm" svg:y2="1.168cm">
          <text:p/>
        </draw:line>
        <draw:line draw:style-name="gr3" draw:text-style-name="P1" draw:layer="layout" svg:x1="27.22cm" svg:y1="0.939cm" svg:x2="27.873cm" svg:y2="0.215cm">
          <text:p/>
        </draw:line>
        <draw:line draw:style-name="gr3" draw:text-style-name="P1" draw:layer="layout" svg:x1="26.184cm" svg:y1="0.939cm" svg:x2="26.837cm" svg:y2="0.215cm">
          <text:p/>
        </draw:line>
        <draw:line draw:style-name="gr3" draw:text-style-name="P1" draw:layer="layout" svg:x1="25.147cm" svg:y1="0.939cm" svg:x2="25.8cm" svg:y2="0.215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8.534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3.5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1.162cm" svg:x="1cm" svg:y="5.339cm" draw:page-number="1"/>
      <draw:page-thumbnail draw:layer="backgroundobjects" svg:width="9.294cm" svg:height="1.162cm" svg:x="1cm" svg:y="13.387cm"/>
      <draw:page-thumbnail draw:layer="backgroundobjects" svg:width="9.294cm" svg:height="1.162cm" svg:x="1cm" svg:y="21.435cm"/>
      <draw:page-thumbnail draw:layer="backgroundobjects" svg:width="9.294cm" svg:height="1.162cm" svg:x="11.295cm" svg:y="5.339cm"/>
      <draw:page-thumbnail draw:layer="backgroundobjects" svg:width="9.294cm" svg:height="1.162cm" svg:x="11.295cm" svg:y="13.387cm"/>
      <draw:page-thumbnail draw:layer="backgroundobjects" svg:width="9.294cm" svg:height="1.162cm" svg:x="11.295cm" svg:y="21.4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ander Heimel</meta:initial-creator>
    <meta:creation-date>2010-10-25T13:08:37</meta:creation-date>
    <dc:date>2010-10-25T13:25:38</dc:date>
    <dc:creator>Alexander Heimel</dc:creator>
    <meta:editing-duration>PT00H01M50S</meta:editing-duration>
    <meta:editing-cycles>2</meta:editing-cycles>
    <meta:generator>OpenOffice.org/3.2$Linux OpenOffice.org_project/320m12$Build-9483</meta:generator>
    <meta:document-statistic meta:object-count="90"/>
  </office:meta>
</office:document-meta>
</file>